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NvrYkIccEeOBIufmjdxOvA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StarSymbol" svg:font-family="StarSymbol"/>
    <style:font-face style:name="OpenSymbol" svg:font-family="OpenSymbol"/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5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6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9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0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1" style:parent-style-name="Standard">
      <style:text-properties fo:country="US" fo:language="en" style:font-name="Times New Roman1" style:use-window-font-color="true"/>
    </style:style>
    <style:style style:family="paragraph" style:list-style-name="L1" style:name="P12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list-style-name="L1" style:name="P13" style:parent-style-name="Text_20_body">
      <style:paragraph-properties fo:border-bottom="0.06pt solid #000000" fo:border-left="none" fo:border-right="none" fo:border-top="none" fo:hyphenation-ladder-count="no-limit" fo:margin-bottom="0cm" fo:margin-top="0.212cm" fo:orphans="2" fo:padding="0.074cm" fo:text-align="justify" fo:widows="2" style:join-border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country="US" fo:language="en" style:font-name="Times New Roman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•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text:bullet-char="•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text:bullet-char="•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text:bullet-char="•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text:bullet-char="•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text:bullet-char="•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Diagrammes de classes (dans LogicalView)</text:p>
      <text:p text:style-name="P1"/>
      <text:p text:style-name="P1"><text:span text:style-name="T3"/></text:p>
      <text:h text:outline-level="2" text:style-name="Heading_20_2">Diagramme de déploiement</text:h>
      <text:p text:style-name="P10">Ce diagramme de déploiement UML illustre les grandes lignes de l'environnement informatique à mettre en place pour héberger et faire fonctionner l'application.</text:p>
      <text:p text:style-name="P10">Ces spécifications topologiques seront utiles pour configurer les différents environnement informatiques suivants :</text:p>
      <text:list text:style-name="L1" xml:id="list27433470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0"/>
      <text:p text:style-name="P7"/>
      <text:p text:style-name="P8"><text:span text:style-name="T4"/><text:span text:style-name="T4"><draw:frame draw:name="Cadre2" draw:style-name="fr1" draw:z-index="0" svg:height="6.034545454545455cm" svg:width="16.595cm" text:anchor-type="as-char"><draw:text-box fo:min-height="1.457cm" svg:height="1.457cm"><draw:frame style:rel-height="scale" style:rel-width="100%" svg:height="6.034545454545455cm" svg:width="16.595cm" text:anchor-type="frame"><draw:image xlink:actuate="onLoad" xlink:href="Pictures/_NvrYkIccEeOBIufmjdxOvA.png" xlink:show="embed" xlink:type="simple"/></draw:frame><text:p text:style-name="Frame_20_contents"/></draw:text-box></draw:frame></text:span><text:span text:style-name="T4"/></text:p>
      <text:p text:style-name="P6"/>
      <text:p text:style-name="P9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charset="x-symbol" style:font-pitch="variable" style:name="StarSymbol" svg:font-family="StarSymbol"/>
    <style:font-face style:name="OpenSymbol" svg:font-family="OpenSymbol"/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display-name="Bullet Symbols" style:family="text" style:name="Bullet_20_Symbols">
      <style:text-properties style:font-name="OpenSymbol" style:font-name-asian="OpenSymbol" style:font-name-complex="OpenSymbol"/>
    </style:style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4-01-27T07:26:48.90</dc:date>
    <dc:language>fr-FR</dc:language>
    <meta:editing-cycles>129</meta:editing-cycles>
    <meta:editing-duration>PT6H3M</meta:editing-duration>
    <meta:document-statistic meta:table-count="0" meta:image-count="0" meta:object-count="0" meta:page-count="1" meta:paragraph-count="22" meta:word-count="114" meta:character-count="1147" meta:non-whitespace-character-count="1052"/>
    <meta:user-defined meta:name="Info 1"/>
    <meta:user-defined meta:name="Info 2"/>
    <meta:user-defined meta:name="Info 3"/>
    <meta:user-defined meta:name="Info 4"/>
  </office:meta>
</office:document-meta>
</file>